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1f9" officeooo:paragraph-rsid="000001f9"/>
    </style:style>
    <style:style style:name="P2" style:family="paragraph" style:parent-style-name="Standard">
      <style:text-properties officeooo:rsid="000001f9" officeooo:paragraph-rsid="000001f9"/>
    </style:style>
    <style:style style:name="P3" style:family="paragraph" style:parent-style-name="Standard" style:list-style-name="L1">
      <style:text-properties officeooo:rsid="000001f9" officeooo:paragraph-rsid="000001f9"/>
    </style:style>
    <style:style style:name="P4" style:family="paragraph" style:parent-style-name="Standard" style:list-style-name="L3">
      <style:text-properties officeooo:paragraph-rsid="000001f9"/>
    </style:style>
    <style:style style:name="P5" style:family="paragraph" style:parent-style-name="Standard" style:list-style-name="L3">
      <style:text-properties officeooo:paragraph-rsid="00037dd2"/>
    </style:style>
    <style:style style:name="P6" style:family="paragraph" style:parent-style-name="Standard">
      <style:text-properties style:text-underline-style="solid" style:text-underline-width="auto" style:text-underline-color="font-color" officeooo:rsid="000001f9" officeooo:paragraph-rsid="000001f9"/>
    </style:style>
    <style:style style:name="T1" style:family="text">
      <style:text-properties officeooo:rsid="0001ef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efa0" style:font-weight-asian="bold" style:font-weight-complex="bold"/>
    </style:style>
    <style:style style:name="T4" style:family="text">
      <style:text-properties fo:font-weight="bold" officeooo:rsid="000001f9" style:font-weight-asian="bold" style:font-weight-complex="bold"/>
    </style:style>
    <style:style style:name="T5" style:family="text">
      <style:text-properties fo:font-weight="bold" officeooo:rsid="00037dd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officeooo:rsid="000001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KI:</text:p>
      <text:p text:style-name="P1"/>
      <text:p text:style-name="P1">Componente: Óscar Varela García</text:p>
      <text:p text:style-name="P1"/>
      <text:p text:style-name="P1"><text:span text:style-name="T6">Carpeta data</text:span>: Contiene los juegos de datos de entrada y salida.</text:p>
      <text:p text:style-name="P1"/>
      <text:list xml:id="list3784542473" text:style-name="L1">
        <text:list-item>
          <text:p text:style-name="P3"><text:span text:style-name="T2">IN_googleplaystore_user_reviews.csv </text:span>: Data set original <text:span text:style-name="T1">contiene las reviews de usuarios.</text:span></text:p>
        </text:list-item>
        <text:list-item>
          <text:p text:style-name="P3"><text:span text:style-name="T2">IN_googleplaystore.</text:span><text:span text:style-name="T3">csv</text:span><text:span text:style-name="T2"> </text:span>: Data set original contiene las reviews de usuarios</text:p>
        </text:list-item>
      </text:list>
      <text:p text:style-name="P1"/>
      <text:p text:style-name="P1"/>
      <text:p text:style-name="P1"><text:span text:style-name="T7">Carpeta analisis: </text:span>Contiene archivos R markdown utilizados para <text:span text:style-name="T1">análisis</text:span> y generación de informe.</text:p>
      <text:p text:style-name="P1"/>
      <text:list xml:id="list490385871" text:style-name="L3">
        <text:list-item>
          <text:p text:style-name="P4"><text:span text:style-name="T4">informe.pdf</text:span><text:span text:style-name="T8"> : Informe con el análisis realizado en formato PDF.</text:span></text:p>
        </text:list-item>
        <text:list-item>
          <text:p text:style-name="P5"><text:span text:style-name="T4">informe.</text:span><text:span text:style-name="T5">rmd</text:span><text:span text:style-name="T8"> : Informe con el análisis realizado en formato R markdown.</text:span></text:p>
        </text:list-item>
      </text:list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44:49.406762314</meta:creation-date>
    <dc:date>2019-01-07T22:26:46.813998143</dc:date>
    <meta:editing-duration>PT8M21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8" meta:word-count="74" meta:character-count="496" meta:non-whitespace-character-count="434"/>
  </office:meta>
</office:document-meta>
</file>